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<text:span text:style-name="T1">KaRadio32 cost</text:span>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1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1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1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1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1]*[.F11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1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2]*[.F12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1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3]*[.F13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1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4]*[.F14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1">
          <table:table-cell office:value-type="string">
            <text:p>LDO 3.3V 1.5A TO-220</text:p>
          </table:table-cell>
          <table:table-cell office:value-type="string">
            <text:p>LD1086V33-DG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1.32">
            <text:p>1,32</text:p>
          </table:table-cell>
          <table:table-cell table:formula="of:=[.E15]*[.F15]" office:value-type="float" office:value="1.32">
            <text:p>1,32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D1086V33-DG?qs=sGAEpiMZZMug9GoBKXZ753BCfECL9o0PnaSgonxO8t07ahsathLeBA%3D%3D">https://eu.mouser.com/ProductDetail/STMicroelectronics/LD1086V33-DG?qs=sGAEpiMZZMug9GoBKXZ753BCfECL9o0PnaSgonxO8t07ahsathLeBA%3d%3d</text:a></text:p>
          </table:table-cell>
        </table:table-row>
        <table:table-row table:style-name="ro1">
          <table:table-cell office:value-type="string">
            <text:p>LDO 5V 1A TO-220</text:p>
          </table:table-cell>
          <table:table-cell office:value-type="string">
            <text:p>LF50CV</text:p>
          </table:table-cell>
          <table:table-cell/>
          <table:table-cell office:value-type="string">
            <text:p>ST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formula="of:=[.E16]*[.F16]" office:value-type="float" office:value="0.8">
            <text:p>0,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V?qs=sGAEpiMZZMug9GoBKXZ75%252bNB3YkcECi9eBrIoZjITrQ%3D">https://eu.mouser.com/ProductDetail/STMicroelectronics/LF50CV?qs=sGAEpiMZZMug9GoBKXZ75%252bNB3YkcECi9eBrIoZjITrQ%3d</text:a></text:p>
          </table:table-cell>
        </table:table-row>
        <table:table-row table:style-name="ro1">
          <table:table-cell office:value-type="string">
            <text:p>On-Off микросхема включения</text:p>
          </table:table-cell>
          <table:table-cell office:value-type="string">
            <text:p>Supervisory Circuits Basic Push Button On/Off Controller (Adjustbale On and Off Timers)</text:p>
          </table:table-cell>
          <table:table-cell office:value-type="string">
            <text:p>LTC2950ITS8-2#TRMPBF</text:p>
          </table:table-cell>
          <table:table-cell/>
          <table:table-cell office:value-type="float" office:value="1">
            <text:p>1</text:p>
          </table:table-cell>
          <table:table-cell office:value-type="float" office:value="4.25">
            <text:p>4,25</text:p>
          </table:table-cell>
          <table:table-cell table:formula="of:=[.E17]*[.F17]" office:value-type="float" office:value="4.25">
            <text:p>4,2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nalog-Devices/LTC2950ITS8-2TRMPBF?qs=sGAEpiMZZMunEhqKs81nFEtES0Ya5yTT%252bRaZm4oJv2g%3D">https://eu.mouser.com/ProductDetail/Analog-Devices/LTC2950ITS8-2TRMPBF?qs=sGAEpiMZZMunEhqKs81nFEtES0Ya5yTT%252bRaZm4oJv2g%3d</text:a></text:p>
          </table:table-cell>
        </table:table-row>
        <table:table-row table:style-name="ro1">
          <table:table-cell office:value-type="string">
            <text:p>Tantal 100uF x 16V</text:p>
          </table:table-cell>
          <table:table-cell office:value-type="string">
            <text:p>Tantalum Capacitors - Solid SMD 100uF 16V 20% C case</text:p>
          </table:table-cell>
          <table:table-cell office:value-type="string">
            <text:p>TMCMC1C107MTRF</text:p>
          </table:table-cell>
          <table:table-cell office:value-type="string">
            <text:p>Vishay / Sprague</text:p>
          </table:table-cell>
          <table:table-cell office:value-type="float" office:value="1">
            <text:p>1</text:p>
          </table:table-cell>
          <table:table-cell office:value-type="float" office:value="0.595">
            <text:p>0,595</text:p>
          </table:table-cell>
          <table:table-cell table:formula="of:=[.E18]*[.F18]" office:value-type="float" office:value="0.595">
            <text:p>0,59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TMCMC1C107MTRF?qs=sGAEpiMZZMuEN2agSAc2pqyLMxN%252bdaSrFX5fGSid3aApXRUevB%2FygQ%3D%3D">https://eu.mouser.com/ProductDetail/Vishay-Sprague/TMCMC1C107MTRF?qs=sGAEpiMZZMuEN2agSAc2pqyLMxN%252bdaSrFX5fGSid3aApXRUevB%2fygQ%3d%3d</text:a></text:p>
          </table:table-cell>
        </table:table-row>
        <table:table-row table:style-name="ro1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425">
            <text:p>0,425</text:p>
          </table:table-cell>
          <table:table-cell table:formula="of:=[.E19]*[.F19]" office:value-type="float" office:value="0.85">
            <text:p>0,8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1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0]*[.F20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2">
          <table:table-cell table:number-columns-repeated="4"/>
          <table:table-cell table:number-columns-repeated="2"/>
          <table:table-cell table:formula="of:=[.E21]*[.F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2]*[.F2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3]*[.F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4]*[.F2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5]*[.F2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6]*[.F2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7]*[.F2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8]*[.F2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29]*[.F2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0]*[.F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1]*[.F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39])" office:value-type="float" office:value="120.34">
            <text:p>120,34</text:p>
          </table:table-cell>
          <table:table-cell office:value-type="string">
            <text:p>+ VAT</text:p>
          </table:table-cell>
          <table:table-cell table:style-name="ce1" table:formula="of:=[.G41]*1.21" office:value-type="float" office:value="145.6114">
            <text:p>145,6114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8.08.2018</text:date>, <text:time>18:13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08T18:13:38.08</dc:date>
    <meta:editing-duration>PT22M5S</meta:editing-duration>
    <meta:editing-cycles>4</meta:editing-cycles>
    <meta:document-statistic meta:table-count="3" meta:cell-count="159" meta:object-count="0"/>
  </office:meta>
</office:document-meta>
</file>